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24cm" table:align="margins"/>
    </style:style>
    <style:style style:name="Tableau1.A" style:family="table-column">
      <style:table-column-properties style:column-width="2.177cm" style:rel-column-width="9362*"/>
    </style:style>
    <style:style style:name="Tableau1.G" style:family="table-column">
      <style:table-column-properties style:column-width="2.177cm" style:rel-column-width="936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G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3.545cm"/>
          <style:tab-stop style:position="4.815cm"/>
          <style:tab-stop style:position="6.085cm"/>
          <style:tab-stop style:position="7.329cm"/>
          <style:tab-stop style:position="8.678cm"/>
          <style:tab-stop style:position="9.869cm"/>
          <style:tab-stop style:position="11.113cm"/>
        </style:tab-stops>
      </style:paragraph-properties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>
        <style:tab-stops>
          <style:tab-stop style:position="5.345cm" style:type="center"/>
          <style:tab-stop style:position="9.71cm" style:type="center"/>
          <style:tab-stop style:position="14.102cm" style:type="center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Heading_20_1" style:master-page-name="Standard">
      <style:paragraph-properties fo:text-align="center" style:justify-single-word="false" style:page-number="auto"/>
    </style:style>
    <style:style style:name="P1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MODE MAJEUR ET ACCORDAGE</text:h>
      <text:p text:style-name="P8"/>
      <text:h text:style-name="Heading_20_2" text:outline-level="2">MODE MAJEUR</text:h>
      <text:p text:style-name="P8">Les notes utilisées en musique occidentale sont :</text:p>
      <text:p text:style-name="Standard"/>
      <text:p text:style-name="P7">do<text:tab/>ré<text:tab/>mi<text:tab/>fa<text:tab/>sol<text:tab/>la<text:tab/>si<text:tab/>(do)</text:p>
      <text:p text:style-name="P3"><text:span text:style-name="T2">mode majeur</text:span> :<text:tab/>1<text:tab/>1<text:tab/><text:span text:style-name="T1">½</text:span><text:tab/>1<text:tab/>1<text:tab/>1<text:tab/><text:span text:style-name="T1">½</text:span></text:p>
      <text:p text:style-name="Standard"/>
      <text:p text:style-name="P4">Les chiffres indiqués en dessous de ces notes bien connues sont les intervalles en <text:span text:style-name="T1">ton</text:span> et <text:span text:style-name="T1">demi-ton</text:span> entre ces notes. L'ordre dans lequel ces intervalles sont placés définit le <text:span text:style-name="T1">mode majeur</text:span>, mode que l'on connaît parfaitement à l'oreille, pilier de notre culture musicale depuis la fin du Moyen-Âge.</text:p>
      <text:p text:style-name="P4"/>
      <text:p text:style-name="P4"><text:span text:style-name="T1">Sur la guitare, une case équivaut à ½ ton</text:span>. Ceci va nous permettre de trouver sur le manche les notes que l'on a besoin de jouer. Il nous faut une information supplémentaire malgré tout : les notes que produisent les cordes à vide de la guitare dans son accordage standard. Du plus grave au plus aigu, de la corde la plus grosse (en bas sur les diagrammes) à la corde la plus fine (en haut), l'accordage standard est <text:span text:style-name="T1">mi, la, ré</text:span><text:span text:style-name="T3">,</text:span><text:span text:style-name="T1"> sol, si</text:span><text:span text:style-name="T3"> et </text:span><text:span text:style-name="T1">mi</text:span>.</text:p>
      <text:p text:style-name="P4"/>
      <text:p text:style-name="P4"><draw:line text:anchor-type="paragraph" draw:z-index="0" draw:style-name="gr1" draw:text-style-name="P15" svg:x1="0.109cm" svg:y1="0.45cm" svg:x2="0.109cm" svg:y2="3.65cm"><text:p/></draw:line></text:p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G1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9"/>
          </table:table-cell>
        </table:table-row>
      </table:table>
      <text:p text:style-name="P4"/>
      <text:p text:style-name="P5"><text:tab/>III<text:tab/>V<text:tab/>VII</text:p>
      <text:p text:style-name="P4"/>
      <text:p text:style-name="P4">On constate que les notes des 5<text:span text:style-name="T4">e</text:span> cases (V) sont équivalentes à celles produites par la corde à vide du dessous, <text:span text:style-name="T1">sauf pour la corde de sol</text:span>. C'est une des manières d'accorder son instrument.</text:p>
      <text:p text:style-name="P4"/>
      <text:p text:style-name="P4">Correspondance entre la notation latine et la notation anglo-saxonne d'origine :</text:p>
      <text:p text:style-name="P4">la<text:tab/>= A</text:p>
      <text:p text:style-name="P4">si<text:tab/>= B</text:p>
      <text:p text:style-name="P4">do<text:tab/>= C</text:p>
      <text:p text:style-name="P4">ré<text:tab/>= D</text:p>
      <text:p text:style-name="P4">mi<text:tab/>= E</text:p>
      <text:p text:style-name="P4">fa<text:tab/>= F</text:p>
      <text:p text:style-name="P4">sol<text:tab/>= G</text:p>
      <text:h text:style-name="P10" text:outline-level="2">ACCORDAGE</text:h>
      <text:list text:style-name="L1">
        <text:list-item>
          <text:p text:style-name="P11">on prend un <text:span text:style-name="T1">la</text:span> (téléphone, diapason, accordeur, etc.),</text:p>
        </text:list-item>
        <text:list-item>
          <text:p text:style-name="P11"><text:span text:style-name="T1">on accorde la corde de LA à vide</text:span>,</text:p>
        </text:list-item>
        <text:list-item>
          <text:p text:style-name="P11">on joue la case V de la corde de LA, produisant ainsi un <text:span text:style-name="T1">ré</text:span><text:span text:style-name="T3">,</text:span></text:p>
        </text:list-item>
        <text:list-item>
          <text:p text:style-name="P12">on accorde la corde de RE à vide<text:span text:style-name="T3">,</text:span></text:p>
        </text:list-item>
        <text:list-item>
          <text:p text:style-name="P11">on joue la case V de la corde de RE, produisant ainsi un <text:span text:style-name="T1">sol</text:span><text:span text:style-name="T3">,</text:span></text:p>
        </text:list-item>
        <text:list-item>
          <text:p text:style-name="P12">on accorde la corde de SOL à vide<text:span text:style-name="T3">,</text:span></text:p>
        </text:list-item>
        <text:list-item>
          <text:p text:style-name="P12"><text:span text:style-name="T3">on joue la </text:span><text:span text:style-name="T1">case IV</text:span><text:span text:style-name="T3"> de la corde de SOL, produisant ainsi un </text:span><text:span text:style-name="T1">si</text:span><text:span text:style-name="T3">,</text:span></text:p>
        </text:list-item>
        <text:list-item>
          <text:p text:style-name="P12">on accorde la corde de SI à vide,</text:p>
        </text:list-item>
        <text:list-item>
          <text:p text:style-name="P13">on joue la case V de la corde de SI, produisant ainsi un <text:span text:style-name="T1">mi</text:span>,</text:p>
        </text:list-item>
        <text:list-item>
          <text:p text:style-name="P12">on accorde la corde de MI aigu à vide,</text:p>
        </text:list-item>
        <text:list-item>
          <text:p text:style-name="P11">on joue la case V de la corde de MI grave, produisant ainsi un <text:span text:style-name="T1">la</text:span><text:span text:style-name="T3">,</text:span></text:p>
        </text:list-item>
        <text:list-item>
          <text:p text:style-name="P11"><text:span text:style-name="T1">on accorde la corde de MI grave à vide</text:span><text:span text:style-name="T3"> : </text:span>ce <text:span text:style-name="T1">la</text:span><text:span text:style-name="T3"> doit être identique à la corde de LA à vide (c'est notre point de repère) ; si ce n'est pas pareil, c'est la mécanique de la corde de MI qu'il faut tourner, pas celle de la corde de LA, attention !</text:span></text:p>
        </text:list-item>
        <text:list-item>
          <text:p text:style-name="P13">on vérifie à l'accordeur électronique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fr" fo:country="FR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encadré" style:family="paragraph" style:parent-style-name="Standard" style:class="text">
      <style:paragraph-properties fo:margin-left="2cm" fo:margin-right="2cm" fo:margin-top="0.499cm" fo:margin-bottom="0.499cm" fo:text-align="justify" style:justify-single-word="false" fo:text-indent="0cm" style:auto-text-indent="false" fo:background-color="#c0c0c0" fo:padding-left="0.049cm" fo:padding-right="0.499cm" fo:padding-top="0.15cm" fo:padding-bottom="0.101cm" fo:border="0.018cm solid #000000" style:shadow="#808080 0.18cm 0.18cm">
        <style:tab-stops/>
        <style:background-image/>
      </style:paragraph-properties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MELODIE</text:span> – guitare</text:p>
      </style:header>
      <style:footer>
        <text:p text:style-name="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7-06-18T11:56:21</meta:creation-date>
    <dc:creator>* *</dc:creator>
    <dc:date>2008-10-23T14:02:47</dc:date>
    <dc:language>fr-FR</dc:language>
    <meta:editing-cycles>63</meta:editing-cycles>
    <meta:editing-duration>PT2H16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33" meta:word-count="401" meta:character-count="2041"/>
  </office:meta>
</office:document-meta>
</file>